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58cm" fo:min-width="3.03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01cm" fo:min-width="1.934cm" fo:padding-top="0.151cm" fo:padding-bottom="0.151cm" fo:padding-left="0.276cm" fo:padding-right="0.276cm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loext:graphic-properties draw:fill-color="#ffffff"/>
      <style:paragraph-properties fo:text-align="center"/>
      <style:text-properties style:font-name="Times New Roman" fo:font-size="11pt" style:font-size-asian="11pt" style:font-size-complex="11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3.98cm" svg:height="1.5cm" svg:x="8.001cm" svg:y="2.202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draw:type="line" svg:x1="9.991cm" svg:y1="3.702cm" svg:x2="10.001cm" svg:y2="4.601cm" draw:start-shape="id1" draw:start-glue-point="6" svg:d="M9991 3702l10 899" svg:viewBox="0 0 11 900">
          <text:p/>
        </draw:connector>
        <draw:connector draw:style-name="gr2" draw:text-style-name="P1" draw:layer="layout" draw:type="line" svg:x1="10.001cm" svg:y1="5.843cm" svg:x2="10cm" svg:y2="6.7cm" svg:d="M10001 5843l-1 857" svg:viewBox="0 0 2 858">
          <text:p/>
        </draw:connector>
        <draw:custom-shape draw:style-name="gr1" draw:text-style-name="P2" draw:layer="layout" svg:width="3.98cm" svg:height="1.5cm" svg:x="8.02cm" svg:y="6.7cm">
          <text:p text:style-name="P1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3" draw:layer="layout" svg:width="4cm" svg:height="1.25cm" svg:x="8cm" svg:y="4.6cm">
          <text:p text:style-name="P1"><text:span text:style-name="T2">Возврат</text:span></text:p>
          <text:p text:style-name="P1"><text:span text:style-name="T2"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4" draw:text-style-name="P1" draw:layer="layout" svg:width="1.999cm" svg:height="0.999cm" svg:x="9.201cm" svg:y="5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17:55:15.091000000</meta:creation-date>
    <dc:date>2018-11-26T13:23:34.619000000</dc:date>
    <meta:editing-duration>PT35M27S</meta:editing-duration>
    <meta:editing-cycles>3</meta:editing-cycles>
    <meta:generator>LibreOffice/6.1.1.2$Windows_X86_64 LibreOffice_project/5d19a1bfa650b796764388cd8b33a5af1f5baa1b</meta:generator>
    <meta:document-statistic meta:object-count="6"/>
  </office:meta>
</office:document-meta>
</file>

<file path=Object 1/content.xml><?xml version="1.0" encoding="utf-8"?>
<math xmlns="http://www.w3.org/1998/Math/MathML" display="block">
  <semantics>
    <msqrt>
      <mrow>
        <msup>
          <mi>x</mi>
          <mn>2</mn>
        </msup>
        <mo stretchy="false">+</mo>
        <mn>2</mn>
      </mrow>
    </msqrt>
    <annotation encoding="StarMath 5.0">sqrt{x^2 + 2} </annotation>
  </semantics>
</math>
</file>